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T5_13" style:family="text"/>
    <style:style style:name="T5_14" style:family="text">
      <style:text-properties fo:color="#1155cc" style:text-underline-style="solid" style:text-underline-color="font-color"/>
    </style:style>
    <style:style style:name="T5_15" style:family="text"/>
    <style:style style:name="T5_16" style:family="text">
      <style:text-properties fo:color="#1155cc" style:text-underline-style="solid" style:text-underline-color="font-color"/>
    </style:style>
    <style:style style:name="T5_17" style:family="text"/>
    <style:style style:name="T5_18" style:family="text">
      <style:text-properties fo:color="#1155cc" style:text-underline-style="solid" style:text-underline-color="font-color"/>
    </style:style>
    <style:style style:name="T5_19" style:family="text"/>
    <style:style style:name="T5_20" style:family="text">
      <style:text-properties fo:color="#1155cc" style:text-underline-style="solid" style:text-underline-color="font-color"/>
    </style:style>
    <style:style style:name="T5_21" style:family="text"/>
    <style:style style:name="T5_22" style:family="text">
      <style:text-properties fo:color="#1155cc" style:text-underline-style="solid" style:text-underline-color="font-color"/>
    </style:style>
    <style:style style:name="T5_23" style:family="text"/>
    <style:style style:name="T5_24" style:family="text">
      <style:text-properties fo:color="#1155cc" style:text-underline-style="solid" style:text-underline-color="font-color"/>
    </style:style>
    <style:style style:name="T5_25" style:family="text"/>
    <style:style style:name="T5_26" style:family="text">
      <style:text-properties fo:color="#1155cc" style:text-underline-style="solid" style:text-underline-color="font-color"/>
    </style:style>
    <style:style style:name="T5_27" style:family="text"/>
    <style:style style:name="T5_28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T6_17" style:family="text"/>
    <style:style style:name="T6_18" style:family="text">
      <style:text-properties fo:color="#1155cc" style:text-underline-style="solid" style:text-underline-color="font-color"/>
    </style:style>
    <style:style style:name="T6_19" style:family="text"/>
    <style:style style:name="T6_20" style:family="text">
      <style:text-properties fo:color="#1155cc" style:text-underline-style="solid" style:text-underline-color="font-color"/>
    </style:style>
    <style:style style:name="T6_21" style:family="text"/>
    <style:style style:name="T6_22" style:family="text">
      <style:text-properties fo:color="#1155cc" style:text-underline-style="solid" style:text-underline-color="font-color"/>
    </style:style>
    <style:style style:name="T6_23" style:family="text"/>
    <style:style style:name="T6_24" style:family="text">
      <style:text-properties fo:color="#1155cc" style:text-underline-style="solid" style:text-underline-color="font-color"/>
    </style:style>
    <style:style style:name="T6_25" style:family="text"/>
    <style:style style:name="T6_26" style:family="text">
      <style:text-properties fo:color="#1155cc" style:text-underline-style="solid" style:text-underline-color="font-color"/>
    </style:style>
    <style:style style:name="T6_27" style:family="text"/>
    <style:style style:name="T6_28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T7_15" style:family="text"/>
    <style:style style:name="T7_16" style:family="text">
      <style:text-properties fo:color="#1155cc" style:text-underline-style="solid" style:text-underline-color="font-color"/>
    </style:style>
    <style:style style:name="T7_17" style:family="text"/>
    <style:style style:name="T7_18" style:family="text">
      <style:text-properties fo:color="#1155cc" style:text-underline-style="solid" style:text-underline-color="font-color"/>
    </style:style>
    <style:style style:name="T7_19" style:family="text"/>
    <style:style style:name="T7_20" style:family="text">
      <style:text-properties fo:color="#1155cc" style:text-underline-style="solid" style:text-underline-color="font-color"/>
    </style:style>
    <style:style style:name="T7_21" style:family="text"/>
    <style:style style:name="T7_22" style:family="text">
      <style:text-properties fo:color="#1155cc" style:text-underline-style="solid" style:text-underline-color="font-color"/>
    </style:style>
    <style:style style:name="T7_23" style:family="text"/>
    <style:style style:name="T7_24" style:family="text">
      <style:text-properties fo:color="#1155cc" style:text-underline-style="solid" style:text-underline-color="font-color"/>
    </style:style>
    <style:style style:name="T7_25" style:family="text"/>
    <style:style style:name="T7_26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For</text:span><text:span text:style-name="T1_2"><text:s/></text:span><text:span text:style-name="T1_3">Further</text:span><text:span text:style-name="T1_4"><text:s/></text:span><text:span text:style-name="T1_5">Reading</text:span><text:span text:style-name="T1_6">:</text:span></text:p>
      <text:p text:style-name="P2"/>
      <text:p text:style-name="P3"/>
      <text:p text:style-name="P4"/>
      <text:p text:style-name="P5"><text:span text:style-name="T5_1"><text:a xlink:type="simple" xlink:href="http://www.cplusplus.com/doc/tutorial/functions/"><text:span text:style-name="T5_2">http</text:span></text:a></text:span><text:span text:style-name="T5_3"><text:a xlink:type="simple" xlink:href="http://www.cplusplus.com/doc/tutorial/functions/"><text:span text:style-name="T5_4">://</text:span></text:a></text:span><text:span text:style-name="T5_5"><text:a xlink:type="simple" xlink:href="http://www.cplusplus.com/doc/tutorial/functions/"><text:span text:style-name="T5_6">www</text:span></text:a></text:span><text:span text:style-name="T5_7"><text:a xlink:type="simple" xlink:href="http://www.cplusplus.com/doc/tutorial/functions/"><text:span text:style-name="T5_8">.</text:span></text:a></text:span><text:span text:style-name="T5_9"><text:a xlink:type="simple" xlink:href="http://www.cplusplus.com/doc/tutorial/functions/"><text:span text:style-name="T5_10">cplusplus</text:span></text:a></text:span><text:span text:style-name="T5_11"><text:a xlink:type="simple" xlink:href="http://www.cplusplus.com/doc/tutorial/functions/"><text:span text:style-name="T5_12">.</text:span></text:a></text:span><text:span text:style-name="T5_13"><text:a xlink:type="simple" xlink:href="http://www.cplusplus.com/doc/tutorial/functions/"><text:span text:style-name="T5_14">com</text:span></text:a></text:span><text:span text:style-name="T5_15"><text:a xlink:type="simple" xlink:href="http://www.cplusplus.com/doc/tutorial/functions/"><text:span text:style-name="T5_16">/</text:span></text:a></text:span><text:span text:style-name="T5_17"><text:a xlink:type="simple" xlink:href="http://www.cplusplus.com/doc/tutorial/functions/"><text:span text:style-name="T5_18">doc</text:span></text:a></text:span><text:span text:style-name="T5_19"><text:a xlink:type="simple" xlink:href="http://www.cplusplus.com/doc/tutorial/functions/"><text:span text:style-name="T5_20">/</text:span></text:a></text:span><text:span text:style-name="T5_21"><text:a xlink:type="simple" xlink:href="http://www.cplusplus.com/doc/tutorial/functions/"><text:span text:style-name="T5_22">tutorial</text:span></text:a></text:span><text:span text:style-name="T5_23"><text:a xlink:type="simple" xlink:href="http://www.cplusplus.com/doc/tutorial/functions/"><text:span text:style-name="T5_24">/</text:span></text:a></text:span><text:span text:style-name="T5_25"><text:a xlink:type="simple" xlink:href="http://www.cplusplus.com/doc/tutorial/functions/"><text:span text:style-name="T5_26">functions</text:span></text:a></text:span><text:span text:style-name="T5_27"><text:a xlink:type="simple" xlink:href="http://www.cplusplus.com/doc/tutorial/functions/"><text:span text:style-name="T5_28">/</text:span></text:a></text:span></text:p>
      <text:p text:style-name="P6"><text:span text:style-name="T6_1"><text:a xlink:type="simple" xlink:href="http://www.cplusplus.com/doc/tutorial/functions2/"><text:span text:style-name="T6_2">http</text:span></text:a></text:span><text:span text:style-name="T6_3"><text:a xlink:type="simple" xlink:href="http://www.cplusplus.com/doc/tutorial/functions2/"><text:span text:style-name="T6_4">://</text:span></text:a></text:span><text:span text:style-name="T6_5"><text:a xlink:type="simple" xlink:href="http://www.cplusplus.com/doc/tutorial/functions2/"><text:span text:style-name="T6_6">www</text:span></text:a></text:span><text:span text:style-name="T6_7"><text:a xlink:type="simple" xlink:href="http://www.cplusplus.com/doc/tutorial/functions2/"><text:span text:style-name="T6_8">.</text:span></text:a></text:span><text:span text:style-name="T6_9"><text:a xlink:type="simple" xlink:href="http://www.cplusplus.com/doc/tutorial/functions2/"><text:span text:style-name="T6_10">cplusplus</text:span></text:a></text:span><text:span text:style-name="T6_11"><text:a xlink:type="simple" xlink:href="http://www.cplusplus.com/doc/tutorial/functions2/"><text:span text:style-name="T6_12">.</text:span></text:a></text:span><text:span text:style-name="T6_13"><text:a xlink:type="simple" xlink:href="http://www.cplusplus.com/doc/tutorial/functions2/"><text:span text:style-name="T6_14">com</text:span></text:a></text:span><text:span text:style-name="T6_15"><text:a xlink:type="simple" xlink:href="http://www.cplusplus.com/doc/tutorial/functions2/"><text:span text:style-name="T6_16">/</text:span></text:a></text:span><text:span text:style-name="T6_17"><text:a xlink:type="simple" xlink:href="http://www.cplusplus.com/doc/tutorial/functions2/"><text:span text:style-name="T6_18">doc</text:span></text:a></text:span><text:span text:style-name="T6_19"><text:a xlink:type="simple" xlink:href="http://www.cplusplus.com/doc/tutorial/functions2/"><text:span text:style-name="T6_20">/</text:span></text:a></text:span><text:span text:style-name="T6_21"><text:a xlink:type="simple" xlink:href="http://www.cplusplus.com/doc/tutorial/functions2/"><text:span text:style-name="T6_22">tutorial</text:span></text:a></text:span><text:span text:style-name="T6_23"><text:a xlink:type="simple" xlink:href="http://www.cplusplus.com/doc/tutorial/functions2/"><text:span text:style-name="T6_24">/</text:span></text:a></text:span><text:span text:style-name="T6_25"><text:a xlink:type="simple" xlink:href="http://www.cplusplus.com/doc/tutorial/functions2/"><text:span text:style-name="T6_26">functions</text:span></text:a></text:span><text:span text:style-name="T6_27"><text:a xlink:type="simple" xlink:href="http://www.cplusplus.com/doc/tutorial/functions2/"><text:span text:style-name="T6_28">2/</text:span></text:a></text:span></text:p>
      <text:p text:style-name="P7"><text:span text:style-name="T7_1"><text:a xlink:type="simple" xlink:href="http://www.cprogramming.com/tutorial/lesson4.html"><text:span text:style-name="T7_2">http</text:span></text:a></text:span><text:span text:style-name="T7_3"><text:a xlink:type="simple" xlink:href="http://www.cprogramming.com/tutorial/lesson4.html"><text:span text:style-name="T7_4">://</text:span></text:a></text:span><text:span text:style-name="T7_5"><text:a xlink:type="simple" xlink:href="http://www.cprogramming.com/tutorial/lesson4.html"><text:span text:style-name="T7_6">www</text:span></text:a></text:span><text:span text:style-name="T7_7"><text:a xlink:type="simple" xlink:href="http://www.cprogramming.com/tutorial/lesson4.html"><text:span text:style-name="T7_8">.</text:span></text:a></text:span><text:span text:style-name="T7_9"><text:a xlink:type="simple" xlink:href="http://www.cprogramming.com/tutorial/lesson4.html"><text:span text:style-name="T7_10">cprogramming</text:span></text:a></text:span><text:span text:style-name="T7_11"><text:a xlink:type="simple" xlink:href="http://www.cprogramming.com/tutorial/lesson4.html"><text:span text:style-name="T7_12">.</text:span></text:a></text:span><text:span text:style-name="T7_13"><text:a xlink:type="simple" xlink:href="http://www.cprogramming.com/tutorial/lesson4.html"><text:span text:style-name="T7_14">com</text:span></text:a></text:span><text:span text:style-name="T7_15"><text:a xlink:type="simple" xlink:href="http://www.cprogramming.com/tutorial/lesson4.html"><text:span text:style-name="T7_16">/</text:span></text:a></text:span><text:span text:style-name="T7_17"><text:a xlink:type="simple" xlink:href="http://www.cprogramming.com/tutorial/lesson4.html"><text:span text:style-name="T7_18">tutorial</text:span></text:a></text:span><text:span text:style-name="T7_19"><text:a xlink:type="simple" xlink:href="http://www.cprogramming.com/tutorial/lesson4.html"><text:span text:style-name="T7_20">/</text:span></text:a></text:span><text:span text:style-name="T7_21"><text:a xlink:type="simple" xlink:href="http://www.cprogramming.com/tutorial/lesson4.html"><text:span text:style-name="T7_22">lesson</text:span></text:a></text:span><text:span text:style-name="T7_23"><text:a xlink:type="simple" xlink:href="http://www.cprogramming.com/tutorial/lesson4.html"><text:span text:style-name="T7_24">4.</text:span></text:a></text:span><text:span text:style-name="T7_25"><text:a xlink:type="simple" xlink:href="http://www.cprogramming.com/tutorial/lesson4.html"><text:span text:style-name="T7_26">html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